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25CFE1350EF09128AD5.png" manifest:media-type="image/png"/>
  <manifest:file-entry manifest:full-path="Pictures/10000201000001CC0000037EDC59965C45C48D2E.png" manifest:media-type="image/png"/>
  <manifest:file-entry manifest:full-path="Pictures/10000201000001BA00000265A5EB5ABE4B5515B2.png" manifest:media-type="image/png"/>
  <manifest:file-entry manifest:full-path="Pictures/10000201000001E60000038CF9736F20B1CF76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6043in" svg:height="6.3854in" draw:z-index="0"><draw:image xlink:href="Pictures/10000201000001BA00000265A5EB5ABE4B5515B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5.0626in" svg:height="9.4583in" draw:z-index="1"><draw:image xlink:href="Pictures/10000201000001E60000038CF9736F20B1CF76A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4.7917in" svg:height="9.3126in" draw:z-index="2"><draw:image xlink:href="Pictures/10000201000001CC0000037EDC59965C45C48D2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5.0728in" svg:height="6.2917in" draw:z-index="3"><draw:image xlink:href="Pictures/10000201000001E70000025CFE1350EF09128AD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6:11:40.412770649</meta:creation-date>
    <dc:date>2019-01-02T23:40:17.533200845</dc:date>
    <meta:editing-duration>PT7H18M27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